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horizontal-align="justify" draw:textarea-vertical-align="middle" draw:auto-grow-height="false" fo:min-height="1.972cm" fo:min-width="3.62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textarea-vertical-align="middle" loext:decorative="false"/>
    </style:style>
    <style:style style:name="gr3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8cm" svg:height="2.222cm" svg:x="7.35cm" svg:y="9.89cm">
          <text:p text:style-name="P1">arm<text:line-break/>216 MHz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128cm" svg:height="2.222cm" svg:x="13.382cm" svg:y="9.889cm">
          <text:p text:style-name="P1">qspi flash</text:p>
          <text:p text:style-name="P1">16 Mbyte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128cm" svg:height="2.222cm" svg:x="7.35cm" svg:y="13.065cm">
          <text:p text:style-name="P1">usb</text:p>
          <text:p text:style-name="P1">480 Mbit/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128cm" svg:height="2.222cm" svg:x="13.383cm" svg:y="3.54cm">
          <text:p text:style-name="P1">can bus</text:p>
          <text:p text:style-name="P1">1 Mbit/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128cm" svg:height="2.222cm" svg:x="13.383cm" svg:y="6.715cm">
          <text:p text:style-name="P3"><text:span text:style-name="T1">eeprom</text:span></text:p>
          <text:p text:style-name="P3">32 kbyte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128cm" svg:height="2.222cm" svg:x="18.462cm" svg:y="6.715cm">
          <text:p text:style-name="P1">real-time clock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128cm" svg:height="2.222cm" svg:x="13.383cm" svg:y="13.065cm">
          <text:p text:style-name="P1">spi flash</text:p>
          <text:p text:style-name="P1">16 Mbyte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128cm" svg:height="2.222cm" svg:x="18.463cm" svg:y="13.065cm">
          <text:p text:style-name="P1">sd card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128cm" svg:height="2.222cm" svg:x="23.542cm" svg:y="13.065cm">
          <text:p text:style-name="P1">oled</text:p>
          <text:p text:style-name="P1">128*128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128cm" svg:height="2.222cm" svg:x="2.27cm" svg:y="6.715cm">
          <text:p text:style-name="P1">voltage<text:line-break/>translators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128cm" svg:height="2.222cm" svg:x="2.27cm" svg:y="13.065cm">
          <text:p text:style-name="P1">multi</text:p>
          <text:p text:style-name="P1">direction</text:p>
          <text:p text:style-name="P1">switch</text:p>
          <draw:enhanced-geometry svg:viewBox="0 0 21600 21600" draw:type="rectangle" draw:enhanced-path="M 0 0 L 21600 0 21600 21600 0 21600 0 0 Z N"/>
        </draw:custom-shape>
        <draw:connector draw:style-name="gr2" draw:text-style-name="P1" xml:id="id6" draw:id="id6" draw:layer="layout" svg:x1="11.478cm" svg:y1="11.001cm" svg:x2="13.382cm" svg:y2="11cm" draw:start-shape="id1" draw:start-glue-point="1" draw:end-shape="id2" draw:end-glue-point="3" svg:d="M11478 11001h952v-1h952" svg:viewBox="0 0 1905 2">
          <text:p/>
        </draw:connector>
        <draw:connector draw:style-name="gr2" draw:text-style-name="P1" draw:layer="layout" svg:x1="11.478cm" svg:y1="11.001cm" svg:x2="13.383cm" svg:y2="4.651cm" draw:start-shape="id1" draw:start-glue-point="1" draw:end-shape="id3" draw:end-glue-point="3" svg:d="M11478 11001h953v-6350h952" svg:viewBox="0 0 1906 6351">
          <text:p/>
        </draw:connector>
        <draw:connector draw:style-name="gr2" draw:text-style-name="P1" draw:layer="layout" svg:x1="11.478cm" svg:y1="11.001cm" svg:x2="13.383cm" svg:y2="7.826cm" draw:start-shape="id1" draw:end-shape="id4" svg:d="M11478 11001h953v-3175h952" svg:viewBox="0 0 1906 3176">
          <text:p/>
        </draw:connector>
        <draw:connector draw:style-name="gr2" draw:text-style-name="P1" draw:layer="layout" svg:x1="17.511cm" svg:y1="7.826cm" svg:x2="18.462cm" svg:y2="7.826cm" draw:start-shape="id4" draw:start-glue-point="1" draw:end-shape="id5" draw:end-glue-point="3" svg:d="M17511 7826h951" svg:viewBox="0 0 952 1">
          <text:p/>
        </draw:connector>
        <draw:connector draw:style-name="gr2" draw:text-style-name="P1" draw:layer="layout" svg:x1="12.43cm" svg:y1="11cm" svg:x2="13.383cm" svg:y2="14.176cm" draw:start-shape="id6" draw:start-glue-point="0" draw:end-shape="id7" draw:end-glue-point="3" svg:d="M12430 11000v3176h953" svg:viewBox="0 0 954 3177">
          <text:p/>
        </draw:connector>
        <draw:connector draw:style-name="gr2" draw:text-style-name="P1" draw:layer="layout" svg:x1="17.511cm" svg:y1="14.176cm" svg:x2="18.463cm" svg:y2="14.176cm" draw:start-shape="id7" draw:start-glue-point="1" draw:end-shape="id8" draw:end-glue-point="3" svg:d="M17511 14176h952" svg:viewBox="0 0 953 1">
          <text:p/>
        </draw:connector>
        <draw:connector draw:style-name="gr2" draw:text-style-name="P1" draw:layer="layout" svg:x1="22.591cm" svg:y1="14.176cm" svg:x2="23.542cm" svg:y2="14.176cm" draw:start-shape="id8" draw:start-glue-point="1" draw:end-shape="id9" draw:end-glue-point="3" svg:d="M22591 14176h951" svg:viewBox="0 0 952 1">
          <text:p/>
        </draw:connector>
        <draw:connector draw:style-name="gr2" draw:text-style-name="P1" draw:layer="layout" svg:x1="9.414cm" svg:y1="12.112cm" svg:x2="9.414cm" svg:y2="13.065cm" draw:start-shape="id1" draw:start-glue-point="2" draw:end-shape="id10" draw:end-glue-point="0" svg:d="M9414 12112v953" svg:viewBox="0 0 1 954">
          <text:p/>
        </draw:connector>
        <draw:connector draw:style-name="gr2" draw:text-style-name="P1" draw:layer="layout" svg:x1="4.334cm" svg:y1="13.065cm" svg:x2="7.35cm" svg:y2="11.001cm" draw:start-shape="id11" draw:start-glue-point="0" draw:end-shape="id1" draw:end-glue-point="3" svg:d="M4334 13065v-2064h3016" svg:viewBox="0 0 3017 2065">
          <text:p/>
        </draw:connector>
        <draw:connector draw:style-name="gr2" draw:text-style-name="P1" draw:layer="layout" svg:x1="4.334cm" svg:y1="8.937cm" svg:x2="7.35cm" svg:y2="11.001cm" draw:start-shape="id12" draw:start-glue-point="2" draw:end-shape="id1" draw:end-glue-point="3" svg:d="M4334 8937v2064h3016" svg:viewBox="0 0 3017 2065">
          <text:p/>
        </draw:connector>
        <draw:custom-shape draw:style-name="gr1" draw:text-style-name="P2" xml:id="id13" draw:id="id13" draw:layer="layout" svg:width="4.128cm" svg:height="2.222cm" svg:x="2.27cm" svg:y="3.54cm">
          <text:p text:style-name="P1">targe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334cm" svg:y1="5.762cm" svg:x2="4.334cm" svg:y2="6.715cm" draw:start-shape="id13" draw:start-glue-point="2" draw:end-shape="id12" draw:end-glue-point="0" svg:d="M4334 5762v953" svg:viewBox="0 0 1 9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08:31:13.113020860</meta:creation-date>
    <dc:date>2025-07-15T05:57:11.668953185</dc:date>
    <meta:editing-duration>PT21M20S</meta:editing-duration>
    <meta:editing-cycles>9</meta:editing-cycles>
    <meta:generator>LibreOffice/24.8.7.2$Linux_X86_64 LibreOffice_project/f4f281f562fb585d46b0af5755dfe1eb6adc047f</meta:generator>
    <meta:document-statistic meta:object-count="23"/>
  </office:meta>
</office:document-meta>
</file>